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TypeEvaluator.ComponentType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TypeEvaluator.evaluate( String [ ] groups , PropertyHelper propertyHel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